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Heading_20_1">
      <style:text-properties officeooo:paragraph-rsid="003fff47"/>
    </style:style>
    <style:style style:name="P3" style:family="paragraph" style:parent-style-name="Standard">
      <style:text-properties style:font-name="Linux Libertine O" officeooo:rsid="0043f50f" officeooo:paragraph-rsid="0043f50f"/>
    </style:style>
    <style:style style:name="P4" style:family="paragraph" style:parent-style-name="Standard">
      <style:text-properties style:font-name="Linux Libertine O" officeooo:rsid="004cab63" officeooo:paragraph-rsid="004cab63"/>
    </style:style>
    <style:style style:name="P5" style:family="paragraph" style:parent-style-name="Standard">
      <style:text-properties style:font-name="Linux Libertine O" officeooo:rsid="004e4e1b" officeooo:paragraph-rsid="004e4e1b"/>
    </style:style>
    <style:style style:name="P6" style:family="paragraph" style:parent-style-name="Standard">
      <style:text-properties style:font-name="Linux Libertine O" officeooo:rsid="0035cc64" officeooo:paragraph-rsid="004e4e1b"/>
    </style:style>
    <style:style style:name="P7" style:family="paragraph" style:parent-style-name="Standard">
      <style:text-properties officeooo:paragraph-rsid="0043f50f"/>
    </style:style>
    <style:style style:name="P8" style:family="paragraph" style:parent-style-name="Standard">
      <style:text-properties officeooo:paragraph-rsid="00470ad8"/>
    </style:style>
    <style:style style:name="P9" style:family="paragraph" style:parent-style-name="Standard">
      <style:text-properties officeooo:rsid="004cab63" officeooo:paragraph-rsid="004cab63"/>
    </style:style>
    <style:style style:name="P10" style:family="paragraph" style:parent-style-name="Standard">
      <style:text-properties officeooo:paragraph-rsid="004cab63"/>
    </style:style>
    <style:style style:name="P11" style:family="paragraph" style:parent-style-name="Standard">
      <style:text-properties officeooo:rsid="004e4e1b" officeooo:paragraph-rsid="004e4e1b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43f50f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4e4e1b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3f50f"/>
    </style:style>
    <style:style style:name="T6" style:family="text">
      <style:text-properties style:font-name="Linux Libertine O" officeooo:rsid="00470ad8"/>
    </style:style>
    <style:style style:name="T7" style:family="text">
      <style:text-properties style:font-name="Linux Libertine O" officeooo:rsid="004a1a9a"/>
    </style:style>
    <style:style style:name="T8" style:family="text">
      <style:text-properties style:font-name="Linux Libertine O" officeooo:rsid="004cab63"/>
    </style:style>
    <style:style style:name="T9" style:family="text">
      <style:text-properties style:font-name="Linux Libertine O" officeooo:rsid="004e4e1b"/>
    </style:style>
    <style:style style:name="T10" style:family="text">
      <style:text-properties fo:color="#004586" style:font-name="Linux Libertine O" fo:font-size="18.2000007629395pt" fo:font-weight="bold" officeooo:rsid="0043f50f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1" style:family="text">
      <style:text-properties fo:color="#004586" style:font-name="Linux Libertine O" fo:font-size="18.2000007629395pt" fo:font-weight="bold" officeooo:rsid="002e3001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2" style:family="text">
      <style:text-properties fo:color="#004586" style:font-name="Linux Libertine O" fo:font-size="18.2000007629395pt" fo:font-weight="bold" officeooo:rsid="00470ad8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3" style:family="text">
      <style:text-properties fo:color="#004586" style:font-name="Linux Libertine O" fo:font-size="18.2000007629395pt" fo:font-weight="bold" officeooo:rsid="004cab63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4" style:family="text">
      <style:text-properties fo:color="#004586" style:font-name="Linux Libertine O" fo:font-size="18.2000007629395pt" fo:font-weight="bold" officeooo:rsid="004e92eb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5" style:family="text">
      <style:text-properties officeooo:rsid="004107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3">Butternut squash &amp; lentils</text:span><text:span text:style-name="T10"> </text:span><text:span text:style-name="T11">(</text:span><text:span text:style-name="T13">2+</text:span><text:span text:style-name="T11"> portions; </text:span><text:span text:style-name="T14">45</text:span><text:span text:style-name="T12">mi</text:span><text:span text:style-name="T11">n)</text:span></text:h>
      <text:p text:style-name="P7"><text:span text:style-name="T6">Adapted from</text:span><text:span text:style-name="T5">:</text:span><text:span text:style-name="T5"> </text:span><text:a xlink:type="simple" xlink:href="https://www.bbcgoodfood.com/recipes/squash-lentil-bean-one-pot-fig-raita" text:style-name="Internet_20_link" text:visited-style-name="Visited_20_Internet_20_Link"><text:span text:style-name="T5">https://www.bbcgoodfood.com/recipes/squash-lentil-bean-one-pot-fig-raita</text:span></text:a></text:p>
      <text:p text:style-name="P3"/>
      <text:p text:style-name="P1"><text:span text:style-name="T1">For </text:span><text:span text:style-name="T2">the </text:span><text:span text:style-name="T3">pot</text:span></text:p>
      <text:p text:style-name="P8"><text:span text:style-name="T7">400</text:span><text:span text:style-name="T6">g </text:span><text:span text:style-name="T8">pack of prepared butternut squash</text:span></text:p>
      <text:p text:style-name="P4">1 red onion</text:p>
      <text:p text:style-name="P4">1 white onion</text:p>
      <text:p text:style-name="P4">6 tbsp olive oil for frying</text:p>
      <text:p text:style-name="P4"/>
      <text:p text:style-name="P5">1 tsp paprika</text:p>
      <text:p text:style-name="P5">½ tsp salt</text:p>
      <text:p text:style-name="P5">½ tsp cracked black pepper</text:p>
      <text:p text:style-name="P5">2 tsp ground cumin</text:p>
      <text:p text:style-name="P5">½ tsp chilli flakes</text:p>
      <text:p text:style-name="P5"/>
      <text:p text:style-name="P5">1 tin chopped plum tomatoes</text:p>
      <text:p text:style-name="P5">150g dried red lentils</text:p>
      <text:p text:style-name="P5">2 tsp muscovado sugar</text:p>
      <text:p text:style-name="P5">2 tsp wine or cider vinegar</text:p>
      <text:p text:style-name="P5"/>
      <text:p text:style-name="P5">1 can kidney beans</text:p>
      <text:p text:style-name="P6"/>
      <text:p text:style-name="P6"/>
      <text:p text:style-name="P10"><text:span text:style-name="T8">Slice the onions, heat the oil in a pan, and fry the onions for 2 min </text:span><text:span text:style-name="T9">on medium heat</text:span><text:span text:style-name="T8">.</text:span></text:p>
      <text:p text:style-name="P9"><text:span text:style-name="T4">Chop the squash into chunks and add to the pot. </text:span><text:span text:style-name="T9">Turn up the heat and fry for 5 min.</text:span></text:p>
      <text:p text:style-name="P11"><text:span text:style-name="T4"/></text:p>
      <text:p text:style-name="P11"><text:span text:style-name="T4">Boil the kettle, measure out the spices and add to the pot, and fry for a minute.</text:span></text:p>
      <text:p text:style-name="P11"><text:span text:style-name="T4">Add the tomatoes, sugar, vinegar, 1 can of hot water, and the lentils. Mix well, bring to the boil and simmer for 5 minutes.</text:span></text:p>
      <text:p text:style-name="P11"><text:span text:style-name="T4"/></text:p>
      <text:p text:style-name="P11"><text:span text:style-name="T4">Rinse the beans, add to the pot, and simmer for 20 minutes. (You can put the beans in a bit later if you prefer them less soft.)</text:span></text:p>
      <text:p text:style-name="P11"><text:span text:style-name="T4"/></text:p>
      <text:p text:style-name="P5">Mix well, turn off the heat, and leave to stand for 2 minutes before serving.</text:p>
      <text:p text:style-name="P5"/>
      <text:p text:style-name="P5"/>
      <text:p text:style-name="P1"><text:span text:style-name="T1">For </text:span><text:span text:style-name="T2">the </text:span><text:span text:style-name="T3">yog (optional)</text:span></text:p>
      <text:p text:style-name="P5"><text:span text:style-name="T15">1</text:span>50ml greek yoghurt</text:p>
      <text:p text:style-name="P5">handful of fresh mint leaves or dried fruit</text:p>
      <text:p text:style-name="P5"/>
      <text:p text:style-name="P5"/>
      <text:p text:style-name="P5">Chop the additions into small pieces and mix with the yoghurt.</text:p>
      <text:p text:style-name="P5"/>
      <text:p text:style-name="P5">It goes nicely, but the main dish also tastes good by itself – you can always reduce the chilli a bit if you prefer less heat but don’t want the yoghurt on the sid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10-24T12:35:32.452722104</dc:date>
    <meta:editing-duration>PT1H59M41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253" meta:character-count="1323" meta:non-whitespace-character-count="1097"/>
  </office:meta>
</office:document-meta>
</file>